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AD00000CEEC450CDB6.jpg"/>
  <manifest:file-entry manifest:media-type="image/jpeg" manifest:full-path="Pictures/100000000000071B00000CE84B2A49E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'analisi :: Cancel·lar Comanda</text:h>
      <text:p text:style-name="Text_20_body"/>
      <text:p text:style-name="Text_20_body"><draw:frame draw:style-name="fr1" draw:name="graphics1" text:anchor-type="paragraph" svg:width="12.883cm" svg:height="24.952cm" draw:z-index="0"><draw:image xlink:href="Pictures/10000000000006AD00000CEEC450CDB6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phics2" text:anchor-type="paragraph" svg:width="13.712cm" svg:height="24.904cm" draw:z-index="1"><draw:image xlink:href="Pictures/100000000000071B00000CE84B2A49E1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5-31T23:48:35</dc:date>
    <dc:language>es-ES</dc:language>
    <meta:editing-cycles>21</meta:editing-cycles>
    <meta:editing-duration>PT02H18M00S</meta:editing-duration>
    <meta:document-statistic meta:table-count="0" meta:image-count="2" meta:object-count="0" meta:page-count="2" meta:paragraph-count="1" meta:word-count="5" meta:character-count="41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